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58.3%"/>
    </style:style>
  </office:automatic-styles>
  <office:body>
    <office:text text:use-soft-page-breaks="true">
      <text:p text:style-name="P1">&lt;!DOCTYPE html&gt;</text:p>
      <text:p text:style-name="Normal">&lt;html lang=”en”&gt;</text:p>
      <text:p text:style-name="Normal">&lt;head&gt;</text:p>
      <text:p text:style-name="Normal"><text:s text:c="2"/>&lt;meta charset=”UTF-8”&gt;</text:p>
      <text:p text:style-name="Normal"><text:s text:c="2"/>&lt;meta name=”viewport” content=”width=device-width, initial-scale=1.0”&gt;</text:p>
      <text:p text:style-name="Normal"><text:s text:c="2"/>&lt;title&gt;Upload Notes – BBA Study Material&lt;/title&gt;</text:p>
      <text:p text:style-name="Normal"><text:s text:c="2"/>&lt;link rel=”stylesheet” href=”style.css”&gt;</text:p>
      <text:p text:style-name="Normal"><text:s text:c="2"/>&lt;link href=<text:a xlink:href="https://fonts.googleapis.com/css2?family=Poppins:wght@400;600&amp;display=swap" office:target-frame-name="_top" xlink:show="replace"><text:span text:style-name="Hyperlink">https://fonts.googleapis.com/css2?family=Poppins:wght@400;600&amp;display=swap</text:span></text:a><text:s/>rel=”stylesheet”&gt;</text:p>
      <text:p text:style-name="Normal">&lt;/head&gt;</text:p>
      <text:p text:style-name="Normal">&lt;body&gt;</text:p>
      <text:p text:style-name="Normal"><text:s text:c="2"/>&lt;header&gt;</text:p>
      <text:p text:style-name="Normal"><text:s text:c="4"/>&lt;div class=”header-content”&gt;</text:p>
      <text:p text:style-name="Normal"><text:s text:c="6"/>&lt;h1&gt;Upload Notes&lt;/h1&gt;</text:p>
      <text:p text:style-name="Normal"><text:s text:c="6"/>&lt;p&gt;Add new study material for BBA 2<text:span text:style-name="T2">nd</text:span>-semester students&lt;/p&gt;</text:p>
      <text:p text:style-name="Normal"><text:s text:c="4"/>&lt;/div&gt;</text:p>
      <text:p text:style-name="Normal"><text:s text:c="2"/>&lt;/header&gt;</text:p>
      <text:p text:style-name="Normal"><text:s text:c="2"/>&lt;main&gt;</text:p>
      <text:p text:style-name="Normal"><text:s text:c="4"/>&lt;div class=”upload-instructions”&gt;</text:p>
      <text:p text:style-name="Normal"><text:s text:c="6"/>&lt;h2&gt;How to Upload Notes&lt;/h2&gt;</text:p>
      <text:p text:style-name="Normal"><text:s text:c="6"/>&lt;ol&gt;</text:p>
      <text:p text:style-name="Normal"><text:s text:c="8"/>&lt;li&gt;Upload files to the respective subject folder on &lt;a href=<text:a xlink:href="https://drive.google.com" office:target-frame-name="_top" xlink:show="replace"><text:span text:style-name="Hyperlink">https://drive.google.com</text:span></text:a><text:s/>target=”_blank”&gt;Google Drive&lt;/a&gt;.&lt;/li&gt;</text:p>
      <text:p text:style-name="Normal"><text:s text:c="8"/>&lt;li&gt;Ensure the files are properly named and organized.&lt;/li&gt;</text:p>
      <text:p text:style-name="Normal"><text:s text:c="8"/>&lt;li&gt;Share the folder link with the admin for verification.&lt;/li&gt;</text:p>
      <text:p text:style-name="Normal"><text:s text:c="6"/>&lt;/ol&gt;</text:p>
      <text:p text:style-name="Normal"><text:s text:c="4"/>&lt;/div&gt;</text:p>
      <text:p text:style-name="Normal"><text:s text:c="2"/>&lt;/main&gt;</text:p>
      <text:p text:style-name="Normal"><text:s text:c="2"/>&lt;footer&gt;</text:p>
      <text:p text:style-name="Normal"><text:s text:c="4"/>&lt;p&gt;Contact for queries: &lt;a href=<text:a xlink:href="https://wa.me/919972819262" office:target-frame-name="_top" xlink:show="replace"><text:span text:style-name="Hyperlink">https://wa.me/919972819262</text:span></text:a>&gt;9972819262&lt;/a&gt;&lt;/p&gt;</text:p>
      <text:p text:style-name="Normal"><text:s text:c="2"/>&lt;/footer&gt;</text:p>
      <text:p text:style-name="Normal">&lt;/body&gt;</text:p>
      <text:p text:style-name="Normal">&lt;/html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bhahuddin Nizamudhin Bhodan</meta:initial-creator>
    <dc:creator>Sabhahuddin Nizamudhin Bhodan</dc:creator>
    <meta:creation-date>2025-03-22T20:25:00Z</meta:creation-date>
    <dc:date>2025-03-22T20:25:00Z</dc:date>
    <meta:template xlink:href="Normal.dotm" xlink:type="simple"/>
    <meta:editing-cycles>2</meta:editing-cycles>
    <meta:editing-duration>PT60S</meta:editing-duration>
    <meta:document-statistic meta:page-count="1" meta:paragraph-count="2" meta:word-count="180" meta:character-count="1205" meta:row-count="8" meta:non-whitespace-character-count="1027"/>
  </office:meta>
</office:document-meta>
</file>